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8.461cm" fo:margin-left="0cm" fo:margin-top="0cm" fo:margin-bottom="0cm" table:align="left" style:writing-mode="page"/>
    </style:style>
    <style:style style:name="Table1.A" style:family="table-column">
      <style:table-column-properties style:column-width="2.214cm"/>
    </style:style>
    <style:style style:name="Table1.B" style:family="table-column">
      <style:table-column-properties style:column-width="1.108cm"/>
    </style:style>
    <style:style style:name="Table1.C" style:family="table-column">
      <style:table-column-properties style:column-width="0.739cm"/>
    </style:style>
    <style:style style:name="Table1.D" style:family="table-column">
      <style:table-column-properties style:column-width="1.847cm"/>
    </style:style>
    <style:style style:name="Table1.E" style:family="table-column">
      <style:table-column-properties style:column-width="2.215cm"/>
    </style:style>
    <style:style style:name="Table1.F" style:family="table-column">
      <style:table-column-properties style:column-width="0.183cm"/>
    </style:style>
    <style:style style:name="Table1.G" style:family="table-column">
      <style:table-column-properties style:column-width="2.401cm"/>
    </style:style>
    <style:style style:name="Table1.I" style:family="table-column">
      <style:table-column-properties style:column-width="5.53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f3864" fo:padding-left="0.353cm" fo:padding-right="0.353cm" fo:padding-top="0.212cm" fo:padding-bottom="0.212cm" fo:border="none">
        <style:background-image/>
      </style:table-cell-properties>
    </style:style>
    <style:style style:name="Table1.A2" style:family="table-cell">
      <style:table-cell-properties style:vertical-align="middle" fo:background-color="#deeaf1" fo:padding-left="0.212cm" fo:padding-right="0.212cm" fo:padding-top="0.106cm" fo:padding-bottom="0.106cm" fo:border="0.5pt solid #9dc3e6">
        <style:background-image/>
      </style:table-cell-properties>
    </style:style>
    <style:style style:name="Table1.C2" style:family="table-cell">
      <style:table-cell-properties style:vertical-align=""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Table1.C3" style:family="table-cell">
      <style:table-cell-properties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Table1.C5" style:family="table-cell">
      <style:table-cell-properties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Table1.A8" style:family="table-cell">
      <style:table-cell-properties style:vertical-align="middle" fo:background-color="#2e5496" fo:padding-left="0.212cm" fo:padding-right="0.212cm" fo:padding-top="0.141cm" fo:padding-bottom="0.141cm" fo:border="0.5pt solid #ffffff">
        <style:background-image/>
      </style:table-cell-properties>
    </style:style>
    <style:style style:name="Table1.A9" style:family="table-cell">
      <style:table-cell-properties style:vertical-align="" fo:background-color="#f2f2f2" fo:padding-left="0.212cm" fo:padding-right="0.212cm" fo:padding-top="0.106cm" fo:padding-bottom="0.106cm" fo:border="0.5pt solid #9dc3e6">
        <style:background-image/>
      </style:table-cell-properties>
    </style:style>
    <style:style style:name="Table2" style:family="table">
      <style:table-properties style:width="18.461cm" fo:margin-left="0cm" fo:margin-top="0cm" fo:margin-bottom="0cm" fo:break-before="page" table:align="left" style:writing-mode="page"/>
    </style:style>
    <style:style style:name="Table2.A" style:family="table-column">
      <style:table-column-properties style:column-width="4.614cm"/>
    </style:style>
    <style:style style:name="Table2.B" style:family="table-column">
      <style:table-column-properties style:column-width="4.616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f3864" fo:padding-left="0.353cm" fo:padding-right="0.353cm" fo:padding-top="0.212cm" fo:padding-bottom="0.212cm" fo:border="none">
        <style:background-image/>
      </style:table-cell-properties>
    </style:style>
    <style:style style:name="Table2.A2" style:family="table-cell">
      <style:table-cell-properties style:vertical-align="middle" fo:background-color="#2e5496" fo:padding-left="0.212cm" fo:padding-right="0.212cm" fo:padding-top="0.141cm" fo:padding-bottom="0.141cm" fo:border="0.5pt solid #ffffff">
        <style:background-image/>
      </style:table-cell-properties>
    </style:style>
    <style:style style:name="Table2.A3" style:family="table-cell">
      <style:table-cell-properties style:vertical-align=""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P1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13pt" fo:font-weight="bold" style:font-name-asian="Arial1" style:font-size-asian="13pt" style:font-weight-asian="bold" style:font-name-complex="Arial1" style:font-size-complex="13pt" style:font-weight-complex="bold"/>
    </style:style>
    <style:style style:name="P2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8.5pt" fo:font-weight="bold" style:font-name-asian="Arial1" style:font-size-asian="8.5pt" style:font-weight-asian="bold" style:font-name-complex="Arial1" style:font-size-complex="8.5pt" style:font-weight-complex="bold"/>
    </style:style>
    <style:style style:name="P4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7.5pt" fo:font-weight="bold" style:font-name-asian="Arial1" style:font-size-asian="7.5pt" style:font-weight-asian="bold" style:font-name-complex="Arial1" style:font-size-complex="7.5pt" style:font-weight-complex="bold"/>
    </style:style>
    <style:style style:name="P5" style:family="paragraph" style:parent-style-name="Standard">
      <style:paragraph-properties fo:margin-top="0.071cm" fo:margin-bottom="0.071cm" style:contextual-spacing="false" fo:text-align="start" style:justify-single-word="false"/>
      <style:text-properties fo:color="#000000" loext:opacity="100%" style:font-name="Arial" fo:font-size="8.5pt" fo:font-weight="bold" style:font-name-asian="Arial1" style:font-size-asian="8.5pt" style:font-weight-asian="bold" style:font-name-complex="Arial1" style:font-size-complex="8.5pt" style:font-weight-complex="bold"/>
    </style:style>
    <style:style style:name="P6" style:family="paragraph" style:parent-style-name="Standard">
      <style:paragraph-properties fo:margin-top="0.018cm" fo:margin-bottom="0.018cm" style:contextual-spacing="false" fo:text-align="start" style:justify-single-word="false"/>
      <style:text-properties fo:color="#000000" loext:opacity="100%" style:font-name="Arial" fo:font-size="8pt" fo:font-weight="normal" style:font-name-asian="Arial1" style:font-size-asian="8pt" style:font-weight-asian="normal" style:font-name-complex="Arial1" style:font-size-complex="8pt" style:font-weight-complex="normal"/>
    </style:style>
    <style:style style:name="P7" style:family="paragraph" style:parent-style-name="Standard">
      <style:paragraph-properties fo:margin-top="0.141cm" fo:margin-bottom="0cm" style:contextual-spacing="false" fo:text-align="center" style:justify-single-word="false"/>
      <style:text-properties fo:color="#808080" loext:opacity="100%" style:font-name="Arial" fo:font-size="7pt" fo:font-weight="normal" style:font-name-asian="Arial1" style:font-size-asian="7pt" style:font-weight-asian="normal" style:font-name-complex="Arial1" style:font-size-complex="7pt" style:font-weight-complex="normal"/>
    </style:style>
    <style:style style:name="T1" style:family="text">
      <style:text-properties officeooo:rsid="000466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E"/>
        <table:table-column table:style-name="Table1.I"/>
        <table:table-row table:style-name="Table1.1">
          <table:table-cell table:style-name="Table1.A1" table:number-columns-spanned="9" office:value-type="string">
            <text:p text:style-name="P1">Unidad de Program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5">CICLO FORMATIVO</text:p>
          </table:table-cell>
          <table:covered-table-cell/>
          <table:table-cell table:style-name="Table1.C2" table:number-columns-spanned="5" office:value-type="string">
            <text:p text:style-name="P6">Técnico en Sistemas Microinformáticos y Redes (SMR) – CFGM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5">CURSO</text:p>
          </table:table-cell>
          <table:table-cell table:style-name="Table1.C2" office:value-type="string">
            <text:p text:style-name="P6">2.º curso</text:p>
          </table:table-cell>
        </table:table-row>
        <table:table-row table:style-name="Table1.1">
          <table:table-cell table:style-name="Table1.A2" table:number-columns-spanned="2" office:value-type="string">
            <text:p text:style-name="P5">TÍTULO</text:p>
          </table:table-cell>
          <table:covered-table-cell/>
          <table:table-cell table:style-name="Table1.C3" table:number-columns-spanned="7" office:value-type="string">
            <text:p text:style-name="P6">Sistemas Operativos en Re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5">CÓDIGO UP</text:p>
          </table:table-cell>
          <table:covered-table-cell/>
          <table:table-cell table:style-name="Table1.C2" table:number-columns-spanned="2" office:value-type="string">
            <text:p text:style-name="P6">UP04_LS01</text:p>
          </table:table-cell>
          <table:covered-table-cell/>
          <table:table-cell table:style-name="Table1.A2" office:value-type="string">
            <text:p text:style-name="P5">MÓDULO</text:p>
          </table:table-cell>
          <table:table-cell table:style-name="Table1.C2" table:number-columns-spanned="4" office:value-type="string">
            <text:p text:style-name="P6">0224 – Sistemas Operativos en Red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5">DESCRIPCIÓN</text:p>
          </table:table-cell>
          <table:covered-table-cell/>
          <table:table-cell table:style-name="Table1.C5" table:number-columns-spanned="7" office:value-type="string">
            <text:p text:style-name="P6">Distinción entre permisos y derechos en Windows Server. Permisos NTFS: tipos, herencia y combinación efectiva. Identificación de recursos del sistema susceptibles de compartición y planificación de niveles de acces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HORAS</text:p>
          </table:table-cell>
          <table:table-cell table:style-name="Table1.C2" table:number-columns-spanned="2" office:value-type="string">
            <text:p text:style-name="P6">6</text:p>
          </table:table-cell>
          <table:covered-table-cell/>
          <table:table-cell table:style-name="Table1.A2" table:number-columns-spanned="2" office:value-type="string">
            <text:p text:style-name="P5">TEMPORALIZACIÓN</text:p>
          </table:table-cell>
          <table:covered-table-cell/>
          <table:table-cell table:style-name="Table1.C2" table:number-columns-spanned="4" office:value-type="string">
            <text:p text:style-name="P6"><text:span text:style-name="T1">1.er </text:span>trimestre – semana <text:span text:style-name="T1">14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PCCF</text:p>
          </table:table-cell>
          <table:table-cell table:style-name="Table1.C2" table:number-columns-spanned="8" office:value-type="string">
            <text:p text:style-name="P6">Marco normativo aplicable (curso 2025-26, Comunitat Valenciana):</text:p>
            <text:p text:style-name="P6">· LO 3/2022, de 31 de marzo (LOIFP)</text:p>
            <text:p text:style-name="P6">· RD 659/2023, de 18 de julio</text:p>
            <text:p text:style-name="P6">· RD 1691/2007, de 14 de diciembre, modificado por RD 499/2024, de 21 de mayo</text:p>
            <text:p text:style-name="P6">· Decreto 114/2025, de 29 de julio, del Consell (DOGV 04.08.2025)</text:p>
            <text:p text:style-name="P6">· Resolución de 17 de julio de 2025 (instrucciones 2025-26 GVA)</text:p>
            <text:p text:style-name="P6">Estándares de competencia: UC0219_2 · UC0958_2 · UC0959_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6" office:value-type="string">
            <text:p text:style-name="P2">RESULTADOS DE APRENDIZAJE (RA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8" table:number-columns-spanned="3" office:value-type="string">
            <text:p text:style-name="P2">CRITERIOS DE EVALUACIÓN (CE)</text:p>
          </table:table-cell>
          <table:covered-table-cell/>
          <table:covered-table-cell/>
        </table:table-row>
        <table:table-row table:style-name="Table1.1">
          <table:table-cell table:style-name="Table1.A9" table:number-columns-spanned="6" office:value-type="string">
            <text:p text:style-name="P6">RA4 – Gestiona los recursos compartidos del sistema interpretando especificaciones y determinando niveles de seguridad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9" table:number-columns-spanned="3" office:value-type="string">
            <text:p text:style-name="P6">a) Se ha reconocido la diferencia entre permiso y derecho.</text:p>
            <text:p text:style-name="P6">b) Se han identificado los recursos del sistema que se van a compartir y en qué condiciones.</text:p>
            <text:p text:style-name="P6">c) Se han asignado permisos a los recursos del sistema que se van a compartir.</text:p>
          </table:table-cell>
          <table:covered-table-cell/>
          <table:covered-table-cell/>
        </table:table-row>
      </table:table>
      <text:p text:style-name="P7">1/2</text:p>
      <table:table table:name="Table2" table:style-name="Table2">
        <table:table-column table:style-name="Table2.A"/>
        <table:table-column table:style-name="Table2.B" table:number-columns-repeated="2"/>
        <table:table-column table:style-name="Table2.A"/>
        <table:table-row table:style-name="Table2.1">
          <table:table-cell table:style-name="Table2.A1" table:number-columns-spanned="4" office:value-type="string">
            <text:p text:style-name="P1">Unidad de Programación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2" office:value-type="string">
            <text:p text:style-name="P3">COMPETENCIAS PROFESIONALES</text:p>
          </table:table-cell>
          <table:covered-table-cell/>
          <table:table-cell table:style-name="Table2.A2" table:number-columns-spanned="2" office:value-type="string">
            <text:p text:style-name="P3">COMPETENCIAS PARA LA OCUPACIÓN</text:p>
          </table:table-cell>
          <table:covered-table-cell/>
        </table:table-row>
        <table:table-row table:style-name="Table2.1">
          <table:table-cell table:style-name="Table2.A3" table:number-columns-spanned="2" office:value-type="string">
            <text:p text:style-name="P6">a) Determinar la logística asociada a las operaciones de instalación, configuración y mantenimiento de sistemas microinformáticos, interpretando la documentación técnica asociada y organizando los recursos necesarios.</text:p>
            <text:p text:style-name="P6">c) Instalar y configurar software básico y de aplicación, asegurando su funcionamiento en condiciones de calidad y seguridad.</text:p>
            <text:p text:style-name="P6">e) Instalar y configurar redes locales cableadas, inalámbricas o mixtas y su conexión a redes públicas, asegurando su funcionamiento en condiciones de calidad y seguridad.</text:p>
            <text:p text:style-name="P6">f) Instalar, configurar y mantener servicios multiusuario, aplicaciones y dispositivos compartidos en un entorno de red local, atendiendo a las necesidades y requerimientos especificados.</text:p>
            <text:p text:style-name="P6">h) Mantener sistemas microinformáticos y redes locales, sustituyendo, actualizando y ajustando sus componentes, para asegurar el rendimiento del sistema en condiciones de calidad y seguridad.</text:p>
          </table:table-cell>
          <table:covered-table-cell/>
          <table:table-cell table:style-name="Table2.A3" table:number-columns-spanned="2" office:value-type="string">
            <text:p text:style-name="P6">· Técnico instalador-reparador de equipos informáticos.</text:p>
            <text:p text:style-name="P6">· Técnico de soporte informático.</text:p>
            <text:p text:style-name="P6">· Técnico de redes de datos.</text:p>
            <text:p text:style-name="P6">· Operador de sistemas.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3">ORGANIZACIÓN CONTENIDOS</text:p>
          </table:table-cell>
          <table:covered-table-cell/>
          <table:table-cell table:style-name="Table2.A2" table:number-columns-spanned="2" office:value-type="string">
            <text:p text:style-name="P3">RECURSOS</text:p>
          </table:table-cell>
          <table:covered-table-cell/>
        </table:table-row>
        <table:table-row table:style-name="Table2.1">
          <table:table-cell table:style-name="Table2.A3" table:number-columns-spanned="2" office:value-type="string">
            <text:p text:style-name="P6">1. Conceptos fundamentales: permiso vs. derecho en Windows Server.</text:p>
            <text:p text:style-name="P6">2. Tipos de permisos NTFS: control total, modificar, lectura y ejecución, lectura, escritura.</text:p>
            <text:p text:style-name="P6">3. Herencia de permisos NTFS: activación, desactivación y copia.</text:p>
            <text:p text:style-name="P6">4. Permisos efectivos: combinación de permisos NTFS explícitos e heredados.</text:p>
            <text:p text:style-name="P6">5. Listas de control de acceso (ACL): DACL y SACL.</text:p>
            <text:p text:style-name="P6">6. Derechos de usuario: inicio de sesión local, acceso desde red, apagado del sistema.</text:p>
            <text:p text:style-name="P6">7. Identificación de recursos a compartir: carpetas, volúmenes y dispositivos.</text:p>
            <text:p text:style-name="P6">8. Planificación de niveles de acceso según perfil de usuario y grupo.</text:p>
          </table:table-cell>
          <table:covered-table-cell/>
          <table:table-cell table:style-name="Table2.A3" table:number-columns-spanned="2" office:value-type="string">
            <text:p text:style-name="P6">· Aula de informática con VirtualBox / Hyper-V.</text:p>
            <text:p text:style-name="P6">· VMs: Windows Server 2019 (servidor) + Windows 10/11 (cliente).</text:p>
            <text:p text:style-name="P6">· Pizarra digital / proyector.</text:p>
            <text:p text:style-name="P6">· Documentación oficial Microsoft (docs.microsoft.com).</text:p>
            <text:p text:style-name="P6">· Fichas de prácticas guiadas.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4">SECUENCIA (FASES)</text:p>
          </table:table-cell>
          <table:table-cell table:style-name="Table2.A2" office:value-type="string">
            <text:p text:style-name="P4">EVALUACIÓN</text:p>
          </table:table-cell>
          <table:table-cell table:style-name="Table2.A2" office:value-type="string">
            <text:p text:style-name="P4">METODOLOGÍA</text:p>
          </table:table-cell>
          <table:table-cell table:style-name="Table2.A2" office:value-type="string">
            <text:p text:style-name="P4">ADAPTACIONES</text:p>
          </table:table-cell>
        </table:table-row>
        <table:table-row table:style-name="Table2.1">
          <table:table-cell table:style-name="Table2.A3" office:value-type="string">
            <text:p text:style-name="P6">1. Activación inicial: ¿qué diferencia hay entre no poder y no tener permiso?</text:p>
            <text:p text:style-name="P6">2. Exposición teórica: permisos NTFS, herencia y ACL.</text:p>
            <text:p text:style-name="P6">3. Demostración guiada: asignación y verificación de permisos efectivos.</text:p>
            <text:p text:style-name="P6">4. Práctica autónoma: escenario de planificación de accesos por departamento.</text:p>
            <text:p text:style-name="P6">5. Verificación con pestaña "Permisos efectivos" y puesta en común.</text:p>
            <text:p text:style-name="P6">6. Evaluación de la unidad.</text:p>
          </table:table-cell>
          <table:table-cell table:style-name="Table2.A3" office:value-type="string">
            <text:p text:style-name="P6">Instrumentos:</text:p>
            <text:p text:style-name="P6">· Práctica calificada: permisos NTFS correctamente asignados y verificados (60 %).</text:p>
            <text:p text:style-name="P6">· Prueba teórica: diferencias permiso/derecho, tipos NTFS y herencia (30 %).</text:p>
            <text:p text:style-name="P6">· Observación directa / actitud (10 %).</text:p>
            <text:p text:style-name="P6">Mínimo: 5/10 en la práctica.</text:p>
          </table:table-cell>
          <table:table-cell table:style-name="Table2.A3" office:value-type="string">
            <text:p text:style-name="P6">· Aprendizaje basado en tareas (ABT).</text:p>
            <text:p text:style-name="P6">· Clase expositiva breve + demostración en tiempo real.</text:p>
            <text:p text:style-name="P6">· Trabajo individual en máquina virtual.</text:p>
            <text:p text:style-name="P6">· Documentación del proceso (memoria de práctica).</text:p>
            <text:p text:style-name="P6">· Resolución colaborativa de incidencias.</text:p>
          </table:table-cell>
          <table:table-cell table:style-name="Table2.A3" office:value-type="string">
            <text:p text:style-name="P6">· Tabla de permisos prefabricada para alumnado con dificultades.</text:p>
            <text:p text:style-name="P6">· Ampliación: auditoría de acceso a objetos mediante SACL y Visor de eventos.</text:p>
            <text:p text:style-name="P6">· Agrupamientos flexibles durante la práctica.</text:p>
          </table:table-cell>
        </table:table-row>
      </table:table>
      <text:p text:style-name="P7">2/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9pt" fo:language="en" fo:country="US" style:letter-kerning="false" style:font-name-asian="Arial1" style:font-size-asian="9pt" style:language-asian="zh" style:country-asian="CN" style:font-name-complex="Arial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9pt" fo:language="en" fo:country="US" style:letter-kerning="false" style:font-name-asian="Arial1" style:font-size-asian="9pt" style:language-asian="zh" style:country-asian="CN" style:font-name-complex="Arial1" style:font-size-complex="9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class="text">
      <style:text-properties fo:color="#2e74b5" loext:opacity="100%" fo:font-size="16pt" style:font-size-asian="16pt" style:font-size-complex="16pt"/>
    </style:style>
    <style:style style:name="Heading_20_2" style:display-name="Heading 2" style:family="paragraph" style:parent-style-name="Heading" style:class="text">
      <style:text-properties fo:color="#2e74b5" loext:opacity="100%" fo:font-size="13pt" style:font-size-asian="13pt" style:font-size-complex="13pt"/>
    </style:style>
    <style:style style:name="Heading_20_3" style:display-name="Heading 3" style:family="paragraph" style:parent-style-name="Heading" style:class="text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meta:editing-cycles>2</meta:editing-cycles>
    <meta:creation-date>2026-03-03T08:36:36.359000000</meta:creation-date>
    <dc:date>2026-04-20T10:23:10.889035934</dc:date>
    <meta:generator>LibreOffice/24.2.7.2$Linux_X86_64 LibreOffice_project/420$Build-2</meta:generator>
    <meta:editing-duration>PT1M22S</meta:editing-duration>
    <meta:document-statistic meta:table-count="2" meta:image-count="0" meta:object-count="0" meta:page-count="2" meta:paragraph-count="83" meta:word-count="628" meta:character-count="4295" meta:non-whitespace-character-count="3746"/>
  </office:meta>
</office:document-meta>
</file>